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7.45cm" fo:min-width="6.5cm"/>
      <style:paragraph-properties style:writing-mode="lr-tb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0.924cm" fo:min-width="4.47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000000" draw:fill-color="#ffffff" draw:opacity="0%" draw:opacity-name="" draw:textarea-horizontal-align="justify" draw:textarea-vertical-align="top" draw:auto-grow-height="false" fo:min-height="9.85cm" fo:min-width="1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7cm" svg:height="7.7cm" svg:x="11.9cm" svg:y="3cm">
          <text:p text:style-name="P1">Baza wersj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1.3cm" svg:x="12.8cm" svg:y="4.2cm">
          <text:p text:style-name="P1">Wersja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cm" svg:height="1.3cm" svg:x="12.8cm" svg:y="8.6cm">
          <text:p text:style-name="P1">Wersja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cm" svg:height="1.3cm" svg:x="12.8cm" svg:y="6.402cm">
          <text:p text:style-name="P1">Wersja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5.4cm" svg:y1="8.6cm" svg:x2="15.4cm" svg:y2="7.6cm">
          <text:p/>
        </draw:line>
        <draw:line draw:style-name="gr3" draw:text-style-name="P4" draw:layer="layout" svg:x1="15.4cm" svg:y1="6.5cm" svg:x2="15.4cm" svg:y2="5.5cm">
          <text:p/>
        </draw:line>
        <draw:custom-shape draw:style-name="gr2" draw:text-style-name="P3" draw:layer="layout" svg:width="5.1cm" svg:height="1.3cm" svg:x="4.1cm" svg:y="4.1cm">
          <text:p text:style-name="P1">Plik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892cm" svg:height="0.962cm" svg:x="4.2cm" svg:y="3cm">
          <draw:text-box>
            <text:p>Wersja robocza</text:p>
          </draw:text-box>
        </draw:frame>
        <draw:custom-shape draw:style-name="gr5" draw:text-style-name="P6" draw:layer="layout" svg:width="17.5cm" svg:height="10.1cm" svg:x="2.1cm" svg:y="1.6cm">
          <text:p text:style-name="P1">Komputer lokalny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cm" svg:y1="4.9cm" svg:x2="9.3cm" svg:y2="4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6T00:33:00.400000000</meta:creation-date>
    <dc:date>2020-05-06T00:43:39.244000000</dc:date>
    <meta:editing-duration>PT10M38S</meta:editing-duration>
    <meta:editing-cycles>2</meta:editing-cycles>
    <meta:generator>LibreOffice/6.4.2.2$Windows_X86_64 LibreOffice_project/4e471d8c02c9c90f512f7f9ead8875b57fcb1ec3</meta:generator>
    <meta:document-statistic meta:object-count="10"/>
  </office:meta>
</office:document-meta>
</file>